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Roller (LVGL)11" text:continue-numbering="true" text:continue-list="list_Roller (LVGL)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Roller (LVGL)12" text:continue-numbering="true" text:continue-list="list_Roller (LVGL)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Roller (LVGL)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4" text:continue-numbering="true" text:continue-list="list_Roller (LVGL)12"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Roller (LVGL)15" text:continue-numbering="true" text:continue-list="list_Roller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6" text:continue-numbering="true" text:continue-list="list_Roller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8" text:continue-numbering="true" text:continue-list="list_Roller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19" text:continue-numbering="true" text:continue-list="list_Roller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21" text:continue-numbering="true" text:continue-list="list_Roller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2" text:continue-numbering="true" text:continue-list="list_Roller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4" text:continue-numbering="true" text:continue-list="list_Roller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5" text:continue-numbering="true" text:continue-list="list_Roller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Roller (LVGL)27" text:continue-numbering="true" text:continue-list="list_Roller (LVGL)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Roller (LVGL)28" text:continue-numbering="true" text:continue-list="list_Roller (LVGL)2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29" text:continue-numbering="true" text:continue-list="list_Roller (LVGL)2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LVGL)30" text:continue-numbering="true" text:continue-list="list_Roller (LVGL)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31" text:continue-numbering="true" text:continue-list="list_Roller (LVGL)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32" text:continue-numbering="true" text:continue-list="list_Roller (LVGL)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33" text:continue-numbering="true" text:continue-list="list_Roller (LVGL)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34" text:continue-numbering="true" text:continue-list="list_Roller (LVGL)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35" text:continue-numbering="true" text:continue-list="list_Roller (LVGL)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6" text:continue-numbering="true" text:continue-list="list_Roller (LVGL)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7" text:continue-numbering="true" text:continue-list="list_Roller (LVGL)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8" text:continue-numbering="true" text:continue-list="list_Roller (LVGL)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9" text:continue-numbering="true" text:continue-list="list_Roller (LVGL)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40" text:continue-numbering="true" text:continue-list="list_Roller (LVGL)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41" text:continue-numbering="true" text:continue-list="list_Roller (LVGL)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42" text:continue-numbering="true" text:continue-list="list_Roller (LVGL)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43" text:continue-numbering="true" text:continue-list="list_Roller (LVGL)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44" text:continue-numbering="true" text:continue-list="list_Roller (LVGL)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5" text:continue-numbering="true" text:continue-list="list_Roller (LVGL)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6" text:continue-numbering="true" text:continue-list="list_Roller (LVGL)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7" text:continue-numbering="true" text:continue-list="list_Roller (LVGL)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8" text:continue-numbering="true" text:continue-list="list_Roller (LVGL)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9" text:continue-numbering="true" text:continue-list="list_Roller (LVGL)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50" text:continue-numbering="true" text:continue-list="list_Roller (LVGL)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51" text:continue-numbering="true" text:continue-list="list_Roller (LVGL)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52" text:continue-numbering="true" text:continue-list="list_Roller (LVGL)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53" text:continue-numbering="true" text:continue-list="list_Roller (LVGL)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Roller (LVGL)54" text:continue-numbering="true" text:continue-list="list_Roller (LVGL)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Roller (LVGL)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Roller (LVGL)56" text:continue-numbering="true" text:continue-list="list_Roller (LVGL)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Roller (LVGL)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Roller (LVGL)58" text:continue-numbering="true" text:continue-list="list_Roller (LVGL)56"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Roller (LVGL)59"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Roller (LVGL)60" text:continue-numbering="true" text:continue-list="list_Roller (LVGL)58"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Roller (LVGL)61"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62" text:continue-numbering="true" text:continue-list="list_Roller (LVGL)6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63" text:continue-numbering="true" text:continue-list="list_Roller (LVGL)6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64" text:continue-numbering="true" text:continue-list="list_Roller (LVGL)6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65" text:continue-numbering="true" text:continue-list="list_Roller (LVGL)6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66" text:continue-numbering="true" text:continue-list="list_Roller (LVGL)6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67" text:continue-numbering="true" text:continue-list="list_Roller (LVGL)6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Roller (LVGL)68" text:continue-numbering="true" text:continue-list="list_Roller (LVGL)6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Roller (LVGL)69" text:continue-numbering="true" text:continue-list="list_Roller (LVGL)68"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70" text:continue-numbering="true" text:continue-list="list_Roller (LVGL)6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7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72" text:continue-numbering="true" text:continue-list="list_Roller (LVGL)7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73" text:continue-numbering="true" text:continue-list="list_Roller (LVGL)7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74" text:continue-numbering="true" text:continue-list="list_Roller (LVGL)7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7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